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1.778cm" svg:x="7.907cm" svg:y="1.69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45cm" svg:height="1.778cm" svg:x="2.524cm" svg:y="6.655cm">
          <text:p text:style-name="P1">Pitch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96cm" svg:height="2.032cm" svg:x="12.938cm" svg:y="6.535cm">
          <text:p text:style-name="P1">Comm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746cm" svg:y1="6.655cm" svg:x2="7.907cm" svg:y2="2.58cm" draw:start-shape="id1" draw:end-shape="id2" draw:end-glue-point="3" svg:d="M4746 6655v-4075h3161" svg:viewBox="0 0 3162 4076">
          <text:p/>
        </draw:connector>
        <draw:connector draw:style-name="gr4" draw:text-style-name="P1" draw:layer="layout" svg:x1="11.971cm" svg:y1="2.58cm" svg:x2="15.986cm" svg:y2="6.535cm" draw:start-shape="id2" draw:start-glue-point="1" draw:end-shape="id3" draw:end-glue-point="0" svg:d="M11971 2580h4015v3955" svg:viewBox="0 0 4016 3956">
          <text:p/>
        </draw:connector>
        <draw:connector draw:style-name="gr4" draw:text-style-name="P1" draw:layer="layout" svg:x1="6.969cm" svg:y1="7.544cm" svg:x2="12.938cm" svg:y2="7.551cm" draw:start-shape="id1" draw:start-glue-point="1" draw:end-shape="id3" draw:end-glue-point="3" svg:d="M6969 7544h2984v7h2985" svg:viewBox="0 0 5970 8">
          <text:p/>
        </draw:connector>
        <draw:frame draw:style-name="gr5" draw:text-style-name="P2" draw:layer="layout" svg:width="1.56cm" svg:height="0.962cm" svg:x="3.25cm" svg:y="5.627cm">
          <draw:text-box>
            <text:p>0..n</text:p>
          </draw:text-box>
        </draw:frame>
        <draw:frame draw:style-name="gr6" draw:text-style-name="P2" draw:layer="layout" svg:width="0.853cm" svg:height="1.343cm" svg:x="6.842cm" svg:y="1.564cm">
          <draw:text-box>
            <text:p>1</text:p>
          </draw:text-box>
        </draw:frame>
        <draw:frame draw:style-name="gr6" draw:text-style-name="P2" draw:layer="layout" svg:width="0.853cm" svg:height="1.343cm" svg:x="7.223cm" svg:y="6.581cm">
          <draw:text-box>
            <text:p>1</text:p>
          </draw:text-box>
        </draw:frame>
        <draw:frame draw:style-name="gr5" draw:text-style-name="P2" draw:layer="layout" svg:width="1.56cm" svg:height="0.962cm" svg:x="11.15cm" svg:y="6.327cm">
          <draw:text-box>
            <text:p>0..n</text:p>
          </draw:text-box>
        </draw:frame>
        <draw:frame draw:style-name="gr6" draw:text-style-name="P2" draw:layer="layout" svg:width="0.853cm" svg:height="1.343cm" svg:x="12.243cm" svg:y="1.565cm">
          <draw:text-box>
            <text:p>1</text:p>
          </draw:text-box>
        </draw:frame>
        <draw:frame draw:style-name="gr5" draw:text-style-name="P2" draw:layer="layout" svg:width="1.56cm" svg:height="0.962cm" svg:x="15.95cm" svg:y="5.527cm">
          <draw:text-box>
            <text:p>0..n</text:p>
          </draw:text-box>
        </draw:frame>
        <draw:custom-shape draw:style-name="gr2" draw:text-style-name="P1" xml:id="id4" draw:id="id4" draw:layer="layout" svg:width="4.445cm" svg:height="1.778cm" svg:x="2.524cm" svg:y="11.055cm">
          <text:p text:style-name="P1">Catego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746cm" svg:y1="8.433cm" svg:x2="4.746cm" svg:y2="11.055cm" draw:start-shape="id1" draw:start-glue-point="2" draw:end-shape="id4" draw:end-glue-point="0" svg:d="M4746 8433v2622" svg:viewBox="0 0 1 2623">
          <text:p/>
        </draw:connector>
        <draw:frame draw:style-name="gr5" draw:text-style-name="P2" draw:layer="layout" svg:width="1.56cm" svg:height="0.962cm" svg:x="3.25cm" svg:y="8.327cm">
          <draw:text-box>
            <text:p>0..n</text:p>
          </draw:text-box>
        </draw:frame>
        <draw:frame draw:style-name="gr6" draw:text-style-name="P2" draw:layer="layout" svg:width="0.853cm" svg:height="1.343cm" svg:x="3.724cm" svg:y="10.18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21:14:12.996872627</meta:creation-date>
    <dc:date>2019-06-27T22:03:38.355539335</dc:date>
    <meta:editing-duration>PT29M5S</meta:editing-duration>
    <meta:editing-cycles>1</meta:editing-cycles>
    <meta:document-statistic meta:object-count="16"/>
    <meta:generator>LibreOffice/6.2.3.2$Linux_X86_64 LibreOffice_project/20$Build-2</meta:generator>
  </office:meta>
</office:document-meta>
</file>